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909in"/>
    </style:style>
    <style:style style:name="co2" style:family="table-column">
      <style:table-column-properties fo:break-before="auto" style:column-width="1.431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Nombre</text:p>
          </table:table-cell>
          <table:table-cell office:value-type="string">
            <text:p>Telefono</text:p>
          </table:table-cell>
        </table:table-row>
        <table:table-row table:style-name="ro1">
          <table:table-cell office:value-type="string">
            <text:p>Maribet Gamboa (Cel)</text:p>
          </table:table-cell>
          <table:table-cell office:value-type="string">
            <text:p>04127066176</text:p>
          </table:table-cell>
        </table:table-row>
        <table:table-row table:style-name="ro1">
          <table:table-cell office:value-type="string">
            <text:p>Abilio</text:p>
          </table:table-cell>
          <table:table-cell office:value-type="string">
            <text:p>04268182072</text:p>
          </table:table-cell>
        </table:table-row>
        <table:table-row table:style-name="ro1">
          <table:table-cell office:value-type="string">
            <text:p>Adrian Sotomayor</text:p>
          </table:table-cell>
          <table:table-cell office:value-type="string">
            <text:p>04164066679</text:p>
          </table:table-cell>
        </table:table-row>
        <table:table-row table:style-name="ro1">
          <table:table-cell office:value-type="string">
            <text:p>Adriana Windsurf</text:p>
          </table:table-cell>
          <table:table-cell office:value-type="string">
            <text:p>04167045658</text:p>
          </table:table-cell>
        </table:table-row>
        <table:table-row table:style-name="ro1">
          <table:table-cell office:value-type="string">
            <text:p>Aimara Celular</text:p>
          </table:table-cell>
          <table:table-cell office:value-type="string">
            <text:p>04166110131</text:p>
          </table:table-cell>
        </table:table-row>
        <table:table-row table:style-name="ro1">
          <table:table-cell office:value-type="string">
            <text:p>Aimara-Jose</text:p>
          </table:table-cell>
          <table:table-cell office:value-type="string">
            <text:p>02129764443</text:p>
          </table:table-cell>
        </table:table-row>
        <table:table-row table:style-name="ro1">
          <table:table-cell office:value-type="string">
            <text:p>Alvaro Espeleo</text:p>
          </table:table-cell>
          <table:table-cell office:value-type="string">
            <text:p>04122152623</text:p>
          </table:table-cell>
        </table:table-row>
        <table:table-row table:style-name="ro1">
          <table:table-cell office:value-type="string">
            <text:p>Alvaro Oficina</text:p>
          </table:table-cell>
          <table:table-cell office:value-type="string">
            <text:p>02129063558</text:p>
          </table:table-cell>
        </table:table-row>
        <table:table-row table:style-name="ro1">
          <table:table-cell office:value-type="string">
            <text:p>Alvaro Restuccia (casa)</text:p>
          </table:table-cell>
          <table:table-cell office:value-type="string">
            <text:p>02122430527</text:p>
          </table:table-cell>
        </table:table-row>
        <table:table-row table:style-name="ro1">
          <table:table-cell office:value-type="string">
            <text:p>Amilcar</text:p>
          </table:table-cell>
          <table:table-cell office:value-type="string">
            <text:p>04141371200</text:p>
          </table:table-cell>
        </table:table-row>
        <table:table-row table:style-name="ro1">
          <table:table-cell office:value-type="string">
            <text:p>Angela</text:p>
          </table:table-cell>
          <table:table-cell office:value-type="string">
            <text:p>04167206775</text:p>
          </table:table-cell>
        </table:table-row>
        <table:table-row table:style-name="ro1">
          <table:table-cell office:value-type="string">
            <text:p>Annika</text:p>
          </table:table-cell>
          <table:table-cell office:value-type="string">
            <text:p>04125407969</text:p>
          </table:table-cell>
        </table:table-row>
        <table:table-row table:style-name="ro1">
          <table:table-cell office:value-type="string">
            <text:p>Betsy (espeleo)</text:p>
          </table:table-cell>
          <table:table-cell office:value-type="string">
            <text:p>04168149493</text:p>
          </table:table-cell>
        </table:table-row>
        <table:table-row table:style-name="ro1">
          <table:table-cell office:value-type="string">
            <text:p>Betsy (casa)</text:p>
          </table:table-cell>
          <table:table-cell office:value-type="string">
            <text:p>02129864315</text:p>
          </table:table-cell>
        </table:table-row>
        <table:table-row table:style-name="ro1">
          <table:table-cell office:value-type="string">
            <text:p>Ignacio (movistar)</text:p>
          </table:table-cell>
          <table:table-cell office:value-type="string">
            <text:p>04142276433</text:p>
          </table:table-cell>
        </table:table-row>
        <table:table-row table:style-name="ro1">
          <table:table-cell office:value-type="string">
            <text:p>Ignacio(movilnet)</text:p>
          </table:table-cell>
          <table:table-cell office:value-type="string">
            <text:p>04168610840</text:p>
          </table:table-cell>
        </table:table-row>
        <table:table-row table:style-name="ro1">
          <table:table-cell office:value-type="string">
            <text:p>Bricsyle</text:p>
          </table:table-cell>
          <table:table-cell office:value-type="string">
            <text:p>04167027102</text:p>
          </table:table-cell>
        </table:table-row>
        <table:table-row table:style-name="ro1">
          <table:table-cell office:value-type="string">
            <text:p>Carlos Corredor (Casa)</text:p>
          </table:table-cell>
          <table:table-cell office:value-type="string">
            <text:p>02129444890</text:p>
          </table:table-cell>
        </table:table-row>
        <table:table-row table:style-name="ro1">
          <table:table-cell office:value-type="string">
            <text:p>Carlos Corredor (Celular</text:p>
          </table:table-cell>
          <table:table-cell office:value-type="string">
            <text:p>04164022957</text:p>
          </table:table-cell>
        </table:table-row>
        <table:table-row table:style-name="ro1">
          <table:table-cell office:value-type="string">
            <text:p>Carlos Corredor (Valencia)</text:p>
          </table:table-cell>
          <table:table-cell office:value-type="string">
            <text:p>02418239037</text:p>
          </table:table-cell>
        </table:table-row>
        <table:table-row table:style-name="ro1">
          <table:table-cell office:value-type="string">
            <text:p>Carolina Bessega</text:p>
          </table:table-cell>
          <table:table-cell office:value-type="string">
            <text:p>04166218351</text:p>
          </table:table-cell>
        </table:table-row>
        <table:table-row table:style-name="ro1">
          <table:table-cell office:value-type="string">
            <text:p>Casa (Ana Maria)</text:p>
          </table:table-cell>
          <table:table-cell office:value-type="string">
            <text:p>02129515179</text:p>
          </table:table-cell>
        </table:table-row>
        <table:table-row table:style-name="ro1">
          <table:table-cell office:value-type="string">
            <text:p>Casa (David)</text:p>
          </table:table-cell>
          <table:table-cell office:value-type="string">
            <text:p>02129431513</text:p>
          </table:table-cell>
        </table:table-row>
        <table:table-row table:style-name="ro1">
          <table:table-cell office:value-type="string">
            <text:p>Jeniffer Quijada (Paracotos)</text:p>
          </table:table-cell>
          <table:table-cell office:value-type="string">
            <text:p>02123911156</text:p>
          </table:table-cell>
        </table:table-row>
        <table:table-row table:style-name="ro1">
          <table:table-cell office:value-type="string">
            <text:p>Ana Maria (casera) </text:p>
          </table:table-cell>
          <table:table-cell office:value-type="string">
            <text:p>02129515687</text:p>
          </table:table-cell>
        </table:table-row>
        <table:table-row table:style-name="ro1">
          <table:table-cell office:value-type="string">
            <text:p>Doris Chirinos (celestina)</text:p>
          </table:table-cell>
          <table:table-cell office:value-type="string">
            <text:p>04162634154</text:p>
          </table:table-cell>
        </table:table-row>
        <table:table-row table:style-name="ro1">
          <table:table-cell office:value-type="string">
            <text:p>Alexis Hernandez (casa)</text:p>
          </table:table-cell>
          <table:table-cell office:value-type="string">
            <text:p>02124428305</text:p>
          </table:table-cell>
        </table:table-row>
        <table:table-row table:style-name="ro1">
          <table:table-cell office:value-type="string">
            <text:p>Claudia Colonelo</text:p>
          </table:table-cell>
          <table:table-cell office:value-type="string">
            <text:p>02124153698</text:p>
          </table:table-cell>
        </table:table-row>
        <table:table-row table:style-name="ro1">
          <table:table-cell office:value-type="string">
            <text:p>Gustavo Coquito</text:p>
          </table:table-cell>
          <table:table-cell office:value-type="string">
            <text:p>02129533137</text:p>
          </table:table-cell>
        </table:table-row>
        <table:table-row table:style-name="ro1">
          <table:table-cell office:value-type="string">
            <text:p>Gustavo Coquito (celular)</text:p>
          </table:table-cell>
          <table:table-cell office:value-type="string">
            <text:p>04141247940</text:p>
          </table:table-cell>
        </table:table-row>
        <table:table-row table:style-name="ro1">
          <table:table-cell office:value-type="string">
            <text:p>Cristina (Beatriz)</text:p>
          </table:table-cell>
          <table:table-cell office:value-type="string">
            <text:p>04129376398</text:p>
          </table:table-cell>
        </table:table-row>
        <table:table-row table:style-name="ro1">
          <table:table-cell office:value-type="string">
            <text:p>Cristina (casa)</text:p>
          </table:table-cell>
          <table:table-cell office:value-type="string">
            <text:p>02129771235</text:p>
          </table:table-cell>
        </table:table-row>
        <table:table-row table:style-name="ro1">
          <table:table-cell office:value-type="string">
            <text:p>Cristina Hatcher</text:p>
          </table:table-cell>
          <table:table-cell office:value-type="string">
            <text:p>0034647464484</text:p>
          </table:table-cell>
        </table:table-row>
        <table:table-row table:style-name="ro1">
          <table:table-cell office:value-type="string">
            <text:p>Cristina (Beatriz, movilnet)</text:p>
          </table:table-cell>
          <table:table-cell office:value-type="string">
            <text:p>04268113475</text:p>
          </table:table-cell>
        </table:table-row>
        <table:table-row table:style-name="ro1">
          <table:table-cell office:value-type="string">
            <text:p>Carmen Virginia (curru)</text:p>
          </table:table-cell>
          <table:table-cell office:value-type="string">
            <text:p>04168158426</text:p>
          </table:table-cell>
        </table:table-row>
        <table:table-row table:style-name="ro1">
          <table:table-cell office:value-type="string">
            <text:p>Daniela (Esteban)</text:p>
          </table:table-cell>
          <table:table-cell office:value-type="string">
            <text:p>04168378275</text:p>
          </table:table-cell>
        </table:table-row>
        <table:table-row table:style-name="ro1">
          <table:table-cell office:value-type="string">
            <text:p>Daniela (Papas, Esteban)</text:p>
          </table:table-cell>
          <table:table-cell office:value-type="string">
            <text:p>02126615072</text:p>
          </table:table-cell>
        </table:table-row>
        <table:table-row table:style-name="ro1">
          <table:table-cell office:value-type="string">
            <text:p>Daniel Daniel</text:p>
          </table:table-cell>
          <table:table-cell office:value-type="string">
            <text:p>04125733668</text:p>
          </table:table-cell>
        </table:table-row>
        <table:table-row table:style-name="ro1">
          <table:table-cell office:value-type="string">
            <text:p>David Diaz (Helena)</text:p>
          </table:table-cell>
          <table:table-cell office:value-type="string">
            <text:p>04269796422</text:p>
          </table:table-cell>
        </table:table-row>
        <table:table-row table:style-name="ro1">
          <table:table-cell office:value-type="string">
            <text:p>David(Oikos, Roraima)</text:p>
          </table:table-cell>
          <table:table-cell office:value-type="string">
            <text:p>04168251327</text:p>
          </table:table-cell>
        </table:table-row>
        <table:table-row table:style-name="ro1">
          <table:table-cell office:value-type="string">
            <text:p>DepartamentoMatemáticas</text:p>
          </table:table-cell>
          <table:table-cell office:value-type="string">
            <text:p>02129063300</text:p>
          </table:table-cell>
        </table:table-row>
        <table:table-row table:style-name="ro1">
          <table:table-cell office:value-type="string">
            <text:p>Edgar Balderrama</text:p>
          </table:table-cell>
          <table:table-cell office:value-type="string">
            <text:p>04143313651</text:p>
          </table:table-cell>
        </table:table-row>
        <table:table-row table:style-name="ro1">
          <table:table-cell office:value-type="string">
            <text:p>Esteban (casa)</text:p>
          </table:table-cell>
          <table:table-cell office:value-type="string">
            <text:p>02123751153</text:p>
          </table:table-cell>
        </table:table-row>
        <table:table-row table:style-name="ro1">
          <table:table-cell office:value-type="string">
            <text:p>Esteban Isasi (celular)</text:p>
          </table:table-cell>
          <table:table-cell office:value-type="string">
            <text:p>04269162077</text:p>
          </table:table-cell>
        </table:table-row>
        <table:table-row table:style-name="ro1">
          <table:table-cell office:value-type="string">
            <text:p>Fanny (Espeleo)</text:p>
          </table:table-cell>
          <table:table-cell office:value-type="string">
            <text:p>04129970909</text:p>
          </table:table-cell>
        </table:table-row>
        <table:table-row table:style-name="ro1">
          <table:table-cell office:value-type="string">
            <text:p>Gary (Jeniffer)</text:p>
          </table:table-cell>
          <table:table-cell office:value-type="string">
            <text:p>0019176059793</text:p>
          </table:table-cell>
        </table:table-row>
        <table:table-row table:style-name="ro1">
          <table:table-cell office:value-type="string">
            <text:p>Geraldine</text:p>
          </table:table-cell>
          <table:table-cell office:value-type="string">
            <text:p>04129585324</text:p>
          </table:table-cell>
        </table:table-row>
        <table:table-row table:style-name="ro1">
          <table:table-cell office:value-type="string">
            <text:p>Guatizalema</text:p>
          </table:table-cell>
          <table:table-cell office:value-type="string">
            <text:p>0034626247557</text:p>
          </table:table-cell>
        </table:table-row>
        <table:table-row table:style-name="ro1">
          <table:table-cell office:value-type="string">
            <text:p>Gustavo Gonzalez</text:p>
          </table:table-cell>
          <table:table-cell office:value-type="string">
            <text:p>02129621039</text:p>
          </table:table-cell>
        </table:table-row>
        <table:table-row table:style-name="ro1">
          <table:table-cell office:value-type="string">
            <text:p>Gustavo(maracaibo))</text:p>
          </table:table-cell>
          <table:table-cell office:value-type="string">
            <text:p>02617554772</text:p>
          </table:table-cell>
        </table:table-row>
        <table:table-row table:style-name="ro1">
          <table:table-cell office:value-type="string">
            <text:p>Gustavo(Oceanógrafo)</text:p>
          </table:table-cell>
          <table:table-cell office:value-type="string">
            <text:p>02128606207</text:p>
          </table:table-cell>
        </table:table-row>
        <table:table-row table:style-name="ro1">
          <table:table-cell office:value-type="string">
            <text:p>Gustavo Oficina</text:p>
          </table:table-cell>
          <table:table-cell office:value-type="string">
            <text:p>02129035108</text:p>
          </table:table-cell>
        </table:table-row>
        <table:table-row table:style-name="ro1">
          <table:table-cell office:value-type="string">
            <text:p>Gustavo</text:p>
          </table:table-cell>
          <table:table-cell office:value-type="string">
            <text:p>04167633213</text:p>
          </table:table-cell>
        </table:table-row>
        <table:table-row table:style-name="ro1">
          <table:table-cell office:value-type="string">
            <text:p>Helen Cel</text:p>
          </table:table-cell>
          <table:table-cell office:value-type="string">
            <text:p>04168144798</text:p>
          </table:table-cell>
        </table:table-row>
        <table:table-row table:style-name="ro1">
          <table:table-cell office:value-type="string">
            <text:p>Gladys (mama Helena)</text:p>
          </table:table-cell>
          <table:table-cell office:value-type="string">
            <text:p>04166144262</text:p>
          </table:table-cell>
        </table:table-row>
        <table:table-row table:style-name="ro1">
          <table:table-cell office:value-type="string">
            <text:p>Helena (celular)</text:p>
          </table:table-cell>
          <table:table-cell office:value-type="string">
            <text:p>04166056536</text:p>
          </table:table-cell>
        </table:table-row>
        <table:table-row table:style-name="ro1">
          <table:table-cell office:value-type="string">
            <text:p>Helena(casa, Gladys)</text:p>
          </table:table-cell>
          <table:table-cell office:value-type="string">
            <text:p>02129440330</text:p>
          </table:table-cell>
        </table:table-row>
        <table:table-row table:style-name="ro1">
          <table:table-cell office:value-type="string">
            <text:p>Adriana (hija)</text:p>
          </table:table-cell>
          <table:table-cell office:value-type="string">
            <text:p>04168030845</text:p>
          </table:table-cell>
        </table:table-row>
        <table:table-row table:style-name="ro1">
          <table:table-cell office:value-type="string">
            <text:p>Beatriz Idalmi Herrera</text:p>
          </table:table-cell>
          <table:table-cell office:value-type="string">
            <text:p>04168059184</text:p>
          </table:table-cell>
        </table:table-row>
        <table:table-row table:style-name="ro1">
          <table:table-cell office:value-type="string">
            <text:p>Beatriz Idalmi Herrera</text:p>
          </table:table-cell>
          <table:table-cell office:value-type="string">
            <text:p>02125745103</text:p>
          </table:table-cell>
        </table:table-row>
        <table:table-row table:style-name="ro1">
          <table:table-cell office:value-type="string">
            <text:p>Ingrid (amiga Helen)</text:p>
          </table:table-cell>
          <table:table-cell office:value-type="string">
            <text:p>04129020053</text:p>
          </table:table-cell>
        </table:table-row>
        <table:table-row table:style-name="ro1">
          <table:table-cell office:value-type="string">
            <text:p>Irene Montaño</text:p>
          </table:table-cell>
          <table:table-cell office:value-type="string">
            <text:p>04167260184</text:p>
          </table:table-cell>
        </table:table-row>
        <table:table-row table:style-name="ro1">
          <table:table-cell office:value-type="string">
            <text:p>Ivan (físico, celular)</text:p>
          </table:table-cell>
          <table:table-cell office:value-type="string">
            <text:p>04168307130</text:p>
          </table:table-cell>
        </table:table-row>
        <table:table-row table:style-name="ro1">
          <table:table-cell office:value-type="string">
            <text:p>Ivan Ruiz Andrés</text:p>
          </table:table-cell>
          <table:table-cell office:value-type="string">
            <text:p>0034630969427</text:p>
          </table:table-cell>
        </table:table-row>
        <table:table-row table:style-name="ro1">
          <table:table-cell office:value-type="string">
            <text:p>Jaime Camacaro</text:p>
          </table:table-cell>
          <table:table-cell office:value-type="string">
            <text:p>04166228373</text:p>
          </table:table-cell>
        </table:table-row>
        <table:table-row table:style-name="ro1">
          <table:table-cell office:value-type="string">
            <text:p>Jaime Camacaro (casa)</text:p>
          </table:table-cell>
          <table:table-cell office:value-type="string">
            <text:p>02129872165</text:p>
          </table:table-cell>
        </table:table-row>
        <table:table-row table:style-name="ro1">
          <table:table-cell office:value-type="string">
            <text:p>Javier (espeleo)</text:p>
          </table:table-cell>
          <table:table-cell office:value-type="string">
            <text:p>04122305284</text:p>
          </table:table-cell>
        </table:table-row>
        <table:table-row table:style-name="ro1">
          <table:table-cell office:value-type="string">
            <text:p>Jean Pierre</text:p>
          </table:table-cell>
          <table:table-cell office:value-type="string">
            <text:p>04127232707</text:p>
          </table:table-cell>
        </table:table-row>
        <table:table-row table:style-name="ro1">
          <table:table-cell office:value-type="string">
            <text:p>Jeniffer Quijada (cel)</text:p>
          </table:table-cell>
          <table:table-cell office:value-type="string">
            <text:p>0016463396323</text:p>
          </table:table-cell>
        </table:table-row>
        <table:table-row table:style-name="ro1">
          <table:table-cell office:value-type="string">
            <text:p>Jeny Hurtado</text:p>
          </table:table-cell>
          <table:table-cell office:value-type="string">
            <text:p>0034666022072</text:p>
          </table:table-cell>
        </table:table-row>
        <table:table-row table:style-name="ro1">
          <table:table-cell office:value-type="string">
            <text:p>Jhon Giraldo</text:p>
          </table:table-cell>
          <table:table-cell office:value-type="string">
            <text:p>04126287599</text:p>
          </table:table-cell>
        </table:table-row>
        <table:table-row table:style-name="ro1">
          <table:table-cell office:value-type="string">
            <text:p>Joao (roraima)</text:p>
          </table:table-cell>
          <table:table-cell office:value-type="string">
            <text:p>04142452372</text:p>
          </table:table-cell>
        </table:table-row>
        <table:table-row table:style-name="ro1">
          <table:table-cell office:value-type="string">
            <text:p>Jorge Bellorin</text:p>
          </table:table-cell>
          <table:table-cell office:value-type="string">
            <text:p>04269995654</text:p>
          </table:table-cell>
        </table:table-row>
        <table:table-row table:style-name="ro1">
          <table:table-cell office:value-type="string">
            <text:p>Jorge (Cumana)</text:p>
          </table:table-cell>
          <table:table-cell office:value-type="string">
            <text:p>04269988612</text:p>
          </table:table-cell>
        </table:table-row>
        <table:table-row table:style-name="ro1">
          <table:table-cell office:value-type="string">
            <text:p>Jorge (espeleo)</text:p>
          </table:table-cell>
          <table:table-cell office:value-type="string">
            <text:p>04122131331</text:p>
          </table:table-cell>
        </table:table-row>
        <table:table-row table:style-name="ro1">
          <table:table-cell office:value-type="string">
            <text:p>Jose Angel (movil)</text:p>
          </table:table-cell>
          <table:table-cell office:value-type="string">
            <text:p>0034670911500</text:p>
          </table:table-cell>
        </table:table-row>
        <table:table-row table:style-name="ro1">
          <table:table-cell office:value-type="string">
            <text:p>Jose Caicedo</text:p>
          </table:table-cell>
          <table:table-cell office:value-type="string">
            <text:p>04165325048</text:p>
          </table:table-cell>
        </table:table-row>
        <table:table-row table:style-name="ro1">
          <table:table-cell office:value-type="string">
            <text:p>Jose Manuel (Casa)</text:p>
          </table:table-cell>
          <table:table-cell office:value-type="string">
            <text:p>02124429043</text:p>
          </table:table-cell>
        </table:table-row>
        <table:table-row table:style-name="ro1">
          <table:table-cell office:value-type="string">
            <text:p>Jose Manuel (celular)</text:p>
          </table:table-cell>
          <table:table-cell office:value-type="string">
            <text:p>04162158237</text:p>
          </table:table-cell>
        </table:table-row>
        <table:table-row table:style-name="ro1">
          <table:table-cell office:value-type="string">
            <text:p>Joselen y Abraham</text:p>
          </table:table-cell>
          <table:table-cell office:value-type="string">
            <text:p>02129510548</text:p>
          </table:table-cell>
        </table:table-row>
        <table:table-row table:style-name="ro1">
          <table:table-cell office:value-type="string">
            <text:p>Joselen Peña</text:p>
          </table:table-cell>
          <table:table-cell office:value-type="string">
            <text:p>04168255476</text:p>
          </table:table-cell>
        </table:table-row>
        <table:table-row table:style-name="ro1">
          <table:table-cell office:value-type="string">
            <text:p>Juan Carlos Moreno</text:p>
          </table:table-cell>
          <table:table-cell office:value-type="string">
            <text:p>04143149181</text:p>
          </table:table-cell>
        </table:table-row>
        <table:table-row table:style-name="ro1">
          <table:table-cell office:value-type="string">
            <text:p>Juan Carlos Tello</text:p>
          </table:table-cell>
          <table:table-cell office:value-type="string">
            <text:p>04141086115</text:p>
          </table:table-cell>
        </table:table-row>
        <table:table-row table:style-name="ro1">
          <table:table-cell office:value-type="string">
            <text:p>Julieta</text:p>
          </table:table-cell>
          <table:table-cell office:value-type="string">
            <text:p>04168887017</text:p>
          </table:table-cell>
        </table:table-row>
        <table:table-row table:style-name="ro1">
          <table:table-cell office:value-type="string">
            <text:p>Edegar (Kaktus)</text:p>
          </table:table-cell>
          <table:table-cell office:value-type="string">
            <text:p>04142472922</text:p>
          </table:table-cell>
        </table:table-row>
        <table:table-row table:style-name="ro1">
          <table:table-cell office:value-type="string">
            <text:p>Ketty (Roraima)</text:p>
          </table:table-cell>
          <table:table-cell office:value-type="string">
            <text:p>04141309573</text:p>
          </table:table-cell>
        </table:table-row>
        <table:table-row table:style-name="ro1">
          <table:table-cell office:value-type="string">
            <text:p>Alexandra</text:p>
          </table:table-cell>
          <table:table-cell office:value-type="string">
            <text:p>04128099331</text:p>
          </table:table-cell>
        </table:table-row>
        <table:table-row table:style-name="ro1">
          <table:table-cell office:value-type="string">
            <text:p>Lesbia Quijada</text:p>
          </table:table-cell>
          <table:table-cell office:value-type="string">
            <text:p>04167261044</text:p>
          </table:table-cell>
        </table:table-row>
        <table:table-row table:style-name="ro1">
          <table:table-cell office:value-type="string">
            <text:p>Lesbia Quijada (trabaja)</text:p>
          </table:table-cell>
          <table:table-cell office:value-type="string">
            <text:p>02124084786</text:p>
          </table:table-cell>
        </table:table-row>
        <table:table-row table:style-name="ro1">
          <table:table-cell office:value-type="string">
            <text:p>Liseth</text:p>
          </table:table-cell>
          <table:table-cell office:value-type="string">
            <text:p>04146429879</text:p>
          </table:table-cell>
        </table:table-row>
        <table:table-row table:style-name="ro1">
          <table:table-cell office:value-type="string">
            <text:p>Maria angelia Villosa</text:p>
          </table:table-cell>
          <table:table-cell office:value-type="string">
            <text:p>04141234613</text:p>
          </table:table-cell>
        </table:table-row>
        <table:table-row table:style-name="ro1">
          <table:table-cell office:value-type="string">
            <text:p>Mami!!!!</text:p>
          </table:table-cell>
          <table:table-cell office:value-type="string">
            <text:p>0034687721339</text:p>
          </table:table-cell>
        </table:table-row>
        <table:table-row table:style-name="ro1">
          <table:table-cell office:value-type="string">
            <text:p>Noemi (mama Ivan)</text:p>
          </table:table-cell>
          <table:table-cell office:value-type="string">
            <text:p>0034649992136</text:p>
          </table:table-cell>
        </table:table-row>
        <table:table-row table:style-name="ro1">
          <table:table-cell office:value-type="string">
            <text:p>Mami!!! (trabajo)</text:p>
          </table:table-cell>
          <table:table-cell office:value-type="string">
            <text:p>0034941270837</text:p>
          </table:table-cell>
        </table:table-row>
        <table:table-row table:style-name="ro1">
          <table:table-cell office:value-type="string">
            <text:p>Beatriz (mama cosita)</text:p>
          </table:table-cell>
          <table:table-cell office:value-type="string">
            <text:p>04249518275</text:p>
          </table:table-cell>
        </table:table-row>
        <table:table-row table:style-name="ro1">
          <table:table-cell office:value-type="string">
            <text:p>Mari España</text:p>
          </table:table-cell>
          <table:table-cell office:value-type="string">
            <text:p>0034645777665</text:p>
          </table:table-cell>
        </table:table-row>
        <table:table-row table:style-name="ro1">
          <table:table-cell office:value-type="string">
            <text:p>Maria Nela</text:p>
          </table:table-cell>
          <table:table-cell office:value-type="string">
            <text:p>02122387401</text:p>
          </table:table-cell>
        </table:table-row>
        <table:table-row table:style-name="ro1">
          <table:table-cell office:value-type="string">
            <text:p>Miralba (Maribet ex-ex-casa)</text:p>
          </table:table-cell>
          <table:table-cell office:value-type="string">
            <text:p>02122679360</text:p>
          </table:table-cell>
        </table:table-row>
        <table:table-row table:style-name="ro1">
          <table:table-cell office:value-type="string">
            <text:p>Mario Caicedo</text:p>
          </table:table-cell>
          <table:table-cell office:value-type="string">
            <text:p>04142371631</text:p>
          </table:table-cell>
        </table:table-row>
        <table:table-row table:style-name="ro1">
          <table:table-cell office:value-type="string">
            <text:p>Marlene</text:p>
          </table:table-cell>
          <table:table-cell office:value-type="string">
            <text:p>04164117936</text:p>
          </table:table-cell>
        </table:table-row>
        <table:table-row table:style-name="ro1">
          <table:table-cell office:value-type="string">
            <text:p>Miguel Angel (espeleo)</text:p>
          </table:table-cell>
          <table:table-cell office:value-type="string">
            <text:p>04162093761</text:p>
          </table:table-cell>
        </table:table-row>
        <table:table-row table:style-name="ro1">
          <table:table-cell office:value-type="string">
            <text:p>Miguel (espeleo)</text:p>
          </table:table-cell>
          <table:table-cell office:value-type="string">
            <text:p>04125847641</text:p>
          </table:table-cell>
        </table:table-row>
        <table:table-row table:style-name="ro1">
          <table:table-cell office:value-type="string">
            <text:p>Jose Antonio (Murdock, Roxy, Isabel)</text:p>
          </table:table-cell>
          <table:table-cell office:value-type="string">
            <text:p>04143708784</text:p>
          </table:table-cell>
        </table:table-row>
        <table:table-row table:style-name="ro1">
          <table:table-cell office:value-type="string">
            <text:p>Natalia</text:p>
          </table:table-cell>
          <table:table-cell office:value-type="string">
            <text:p>0034976374540</text:p>
          </table:table-cell>
        </table:table-row>
        <table:table-row table:style-name="ro1">
          <table:table-cell office:value-type="string">
            <text:p>Nayanksy</text:p>
          </table:table-cell>
          <table:table-cell office:value-type="string">
            <text:p>04127137030</text:p>
          </table:table-cell>
        </table:table-row>
        <table:table-row table:style-name="ro1">
          <table:table-cell office:value-type="string">
            <text:p>Nayanksy (casa)</text:p>
          </table:table-cell>
          <table:table-cell office:value-type="string">
            <text:p>02128586607</text:p>
          </table:table-cell>
        </table:table-row>
        <table:table-row table:style-name="ro1">
          <table:table-cell office:value-type="string">
            <text:p>Nayive</text:p>
          </table:table-cell>
          <table:table-cell office:value-type="string">
            <text:p>04144617023</text:p>
          </table:table-cell>
        </table:table-row>
        <table:table-row table:style-name="ro1">
          <table:table-cell office:value-type="string">
            <text:p>Neida</text:p>
          </table:table-cell>
          <table:table-cell office:value-type="string">
            <text:p>04165846861</text:p>
          </table:table-cell>
        </table:table-row>
        <table:table-row table:style-name="ro1">
          <table:table-cell office:value-type="string">
            <text:p>Nelson (Oikos)</text:p>
          </table:table-cell>
          <table:table-cell office:value-type="string">
            <text:p>04168166140</text:p>
          </table:table-cell>
        </table:table-row>
        <table:table-row table:style-name="ro1">
          <table:table-cell office:value-type="string">
            <text:p>Nikita</text:p>
          </table:table-cell>
          <table:table-cell office:value-type="string">
            <text:p>04142581527</text:p>
          </table:table-cell>
        </table:table-row>
        <table:table-row table:style-name="ro1">
          <table:table-cell office:value-type="string">
            <text:p>Judith Vanegas</text:p>
          </table:table-cell>
          <table:table-cell office:value-type="string">
            <text:p>04167156254</text:p>
          </table:table-cell>
        </table:table-row>
        <table:table-row table:style-name="ro1">
          <table:table-cell office:value-type="string">
            <text:p>Nuri viejo</text:p>
          </table:table-cell>
          <table:table-cell office:value-type="string">
            <text:p>04167261541</text:p>
          </table:table-cell>
        </table:table-row>
        <table:table-row table:style-name="ro1">
          <table:table-cell office:value-type="string">
            <text:p>Nuri (casa)</text:p>
          </table:table-cell>
          <table:table-cell office:value-type="string">
            <text:p>02126934492</text:p>
          </table:table-cell>
        </table:table-row>
        <table:table-row table:style-name="ro1">
          <table:table-cell office:value-type="string">
            <text:p>Omar (espeleo)</text:p>
          </table:table-cell>
          <table:table-cell office:value-type="string">
            <text:p>04123828924</text:p>
          </table:table-cell>
        </table:table-row>
        <table:table-row table:style-name="ro1">
          <table:table-cell office:value-type="string">
            <text:p>Plablo</text:p>
          </table:table-cell>
          <table:table-cell office:value-type="string">
            <text:p>0034659740714</text:p>
          </table:table-cell>
        </table:table-row>
        <table:table-row table:style-name="ro1">
          <table:table-cell office:value-type="string">
            <text:p>Pablo (huesca)</text:p>
          </table:table-cell>
          <table:table-cell office:value-type="string">
            <text:p>0034974229434</text:p>
          </table:table-cell>
        </table:table-row>
        <table:table-row table:style-name="ro1">
          <table:table-cell office:value-type="string">
            <text:p>Plablo (oikos)</text:p>
          </table:table-cell>
          <table:table-cell office:value-type="string">
            <text:p>04141325152</text:p>
          </table:table-cell>
        </table:table-row>
        <table:table-row table:style-name="ro1">
          <table:table-cell office:value-type="string">
            <text:p>Pablo (Zaragoza)</text:p>
          </table:table-cell>
          <table:table-cell office:value-type="string">
            <text:p>0034976399800</text:p>
          </table:table-cell>
        </table:table-row>
        <table:table-row table:style-name="ro1">
          <table:table-cell office:value-type="string">
            <text:p>Pantaleon</text:p>
          </table:table-cell>
          <table:table-cell office:value-type="string">
            <text:p>0034659091399</text:p>
          </table:table-cell>
        </table:table-row>
        <table:table-row table:style-name="ro1">
          <table:table-cell office:value-type="string">
            <text:p>Giovana</text:p>
          </table:table-cell>
          <table:table-cell office:value-type="string">
            <text:p>04126180033</text:p>
          </table:table-cell>
        </table:table-row>
        <table:table-row table:style-name="ro1">
          <table:table-cell office:value-type="string">
            <text:p>Pilar Salvador</text:p>
          </table:table-cell>
          <table:table-cell office:value-type="string">
            <text:p>0034941230490</text:p>
          </table:table-cell>
        </table:table-row>
        <table:table-row table:style-name="ro1">
          <table:table-cell office:value-type="string">
            <text:p>Gerardo Puchareli</text:p>
          </table:table-cell>
          <table:table-cell office:value-type="string">
            <text:p>04168094095</text:p>
          </table:table-cell>
        </table:table-row>
        <table:table-row table:style-name="ro1">
          <table:table-cell office:value-type="string">
            <text:p>Ramon Chorda</text:p>
          </table:table-cell>
          <table:table-cell office:value-type="string">
            <text:p>0034625636895</text:p>
          </table:table-cell>
        </table:table-row>
        <table:table-row table:style-name="ro1">
          <table:table-cell office:value-type="string">
            <text:p>Ramon Chordá (casa)</text:p>
          </table:table-cell>
          <table:table-cell office:value-type="string">
            <text:p>0034976336797</text:p>
          </table:table-cell>
        </table:table-row>
        <table:table-row table:style-name="ro1">
          <table:table-cell office:value-type="string">
            <text:p>Rosa Oliveira (Maribet)</text:p>
          </table:table-cell>
          <table:table-cell office:value-type="string">
            <text:p>04122056973</text:p>
          </table:table-cell>
        </table:table-row>
        <table:table-row table:style-name="ro1">
          <table:table-cell office:value-type="string">
            <text:p>Roxy casa</text:p>
          </table:table-cell>
          <table:table-cell office:value-type="string">
            <text:p>02124836466</text:p>
          </table:table-cell>
        </table:table-row>
        <table:table-row table:style-name="ro1">
          <table:table-cell office:value-type="string">
            <text:p>Roxana Carrero (celular)</text:p>
          </table:table-cell>
          <table:table-cell office:value-type="string">
            <text:p>04125504555</text:p>
          </table:table-cell>
        </table:table-row>
        <table:table-row table:style-name="ro1">
          <table:table-cell office:value-type="string">
            <text:p>Sandra Ocando</text:p>
          </table:table-cell>
          <table:table-cell office:value-type="string">
            <text:p>04146305476</text:p>
          </table:table-cell>
        </table:table-row>
        <table:table-row table:style-name="ro1">
          <table:table-cell office:value-type="string">
            <text:p>Carlos Fernandez (Sensei)</text:p>
          </table:table-cell>
          <table:table-cell office:value-type="string">
            <text:p>04143618646</text:p>
          </table:table-cell>
        </table:table-row>
        <table:table-row table:style-name="ro1">
          <table:table-cell office:value-type="string">
            <text:p>Tibisay (mama Carlos)</text:p>
          </table:table-cell>
          <table:table-cell office:value-type="string">
            <text:p>04124651135</text:p>
          </table:table-cell>
        </table:table-row>
        <table:table-row table:style-name="ro1">
          <table:table-cell office:value-type="string">
            <text:p>Virginia (Oikos)</text:p>
          </table:table-cell>
          <table:table-cell office:value-type="string">
            <text:p>04141388338</text:p>
          </table:table-cell>
        </table:table-row>
        <table:table-row table:style-name="ro1">
          <table:table-cell office:value-type="string">
            <text:p>Wladimir</text:p>
          </table:table-cell>
          <table:table-cell office:value-type="string">
            <text:p>04166080003</text:p>
          </table:table-cell>
        </table:table-row>
        <table:table-row table:style-name="ro1">
          <table:table-cell office:value-type="string">
            <text:p>Yasmin (Alfredo Jhan)</text:p>
          </table:table-cell>
          <table:table-cell office:value-type="string">
            <text:p>04129300597</text:p>
          </table:table-cell>
        </table:table-row>
        <table:table-row table:style-name="ro1">
          <table:table-cell office:value-type="string">
            <text:p>Yelitza (casa, viejo)</text:p>
          </table:table-cell>
          <table:table-cell office:value-type="string">
            <text:p>02124612330</text:p>
          </table:table-cell>
        </table:table-row>
        <table:table-row table:style-name="ro1">
          <table:table-cell office:value-type="string">
            <text:p>Yelitza (celular)</text:p>
          </table:table-cell>
          <table:table-cell office:value-type="string">
            <text:p>04169029891</text:p>
          </table:table-cell>
        </table:table-row>
        <table:table-row table:style-name="ro1">
          <table:table-cell office:value-type="string">
            <text:p>Yris Casart </text:p>
          </table:table-cell>
          <table:table-cell office:value-type="string">
            <text:p>04143061130</text:p>
          </table:table-cell>
        </table:table-row>
        <table:table-row table:style-name="ro1">
          <table:table-cell office:value-type="string">
            <text:p>Yrneh</text:p>
          </table:table-cell>
          <table:table-cell office:value-type="string">
            <text:p>04141065463</text:p>
          </table:table-cell>
        </table:table-row>
        <table:table-row table:style-name="ro1" table:number-rows-repeated="6539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04/22/2010</text:date>, <text:time>12:3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6T07:33:48</meta:creation-date>
    <dc:date>2009-06-06T10:52:57</dc:date>
    <meta:editing-duration>PT02H45M49S</meta:editing-duration>
    <meta:editing-cycles>2</meta:editing-cycles>
    <meta:generator>OpenOffice.org/3.1$Unix OpenOffice.org_project/310m19$Build-9420</meta:generator>
    <meta:document-statistic meta:table-count="3" meta:cell-count="276" meta:object-count="0"/>
    <meta:user-defined meta:name="Info 1"/>
    <meta:user-defined meta:name="Info 2"/>
    <meta:user-defined meta:name="Info 3"/>
    <meta:user-defined meta:name="Info 4"/>
  </office:meta>
</office:document-meta>
</file>